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 install and load required libraries</text:p>
      <text:p text:style-name="P1"/>
      <text:p text:style-name="P1"># install.packages("gdata")</text:p>
      <text:p text:style-name="P1"># install.packages("multcomp")</text:p>
      <text:p text:style-name="P1"/>
      <text:p text:style-name="P1">library(gdata)</text:p>
      <text:p text:style-name="P1">library(multcomp)</text:p>
      <text:p text:style-name="P1"/>
      <text:p text:style-name="P1"/>
      <text:p text:style-name="P1"># set working directory</text:p>
      <text:p text:style-name="P1"/>
      <text:p text:style-name="P1">setwd("~/Workspace/College/DIT/MATH9952/Data")</text:p>
      <text:p text:style-name="P1"/>
      <text:p text:style-name="P1"/>
      <text:p text:style-name="P1"># read in the data</text:p>
      <text:p text:style-name="P1"/>
      <text:p text:style-name="P1">data = read.xls("skincells.xls", header = T)</text:p>
      <text:p text:style-name="P1">attach(data)</text:p>
      <text:p text:style-name="P1"/>
      <text:p text:style-name="P1"/>
      <text:p text:style-name="P1"># split data by day and fit model for each day</text:p>
      <text:p text:style-name="P1"/>
      <text:p text:style-name="P1">fit_day1 = lm(logcells[day == 1] ~ time[day == 1], data = data)</text:p>
      <text:p text:style-name="P1">fit_day2 = lm(logcells[day == 2] ~ time[day == 2], data = data)</text:p>
      <text:p text:style-name="P1">fit_day3 = lm(logcells[day == 3] ~ time[day == 3], data = data)</text:p>
      <text:p text:style-name="P1">fit_day4 = lm(logcells[day == 4] ~ time[day == 4], data = data)</text:p>
      <text:p text:style-name="P1"/>
      <text:p text:style-name="P1">coef(fit_day1)</text:p>
      <text:p text:style-name="P1">coef(fit_day2)</text:p>
      <text:p text:style-name="P1">coef(fit_day3)</text:p>
      <text:p text:style-name="P1">coef(fit_day4)</text:p>
      <text:p text:style-name="P1"/>
      <text:p text:style-name="P1">confint(fit_day1)</text:p>
      <text:p text:style-name="P1">confint(fit_day2)</text:p>
      <text:p text:style-name="P1">confint(fit_day3)</text:p>
      <text:p text:style-name="P1">confint(fit_day4)</text:p>
      <text:p text:style-name="P1"/>
      <text:p text:style-name="P1"/>
      <text:p text:style-name="P1"># plot data by day</text:p>
      <text:p text:style-name="P1"/>
      <text:p text:style-name="P1">plot(time[day == 1], logcells[day == 1], pch = 20, col = 'orange', xlab = "time", ylab = "log cells")</text:p>
      <text:p text:style-name="P1">points(time[day == 2], logcells[day == 2], pch = 20, col = 'cyan')</text:p>
      <text:p text:style-name="P1">points(time[day == 3], logcells[day == 3], pch = 20, col = 'green')</text:p>
      <text:p text:style-name="P1">points(time[day == 4], logcells[day == 4], pch = 20, col = 'yellow')</text:p>
      <text:p text:style-name="P1">legend(1.5, 12, legend = c("day 1", "day 2", "day 3", "day 4"), fill = c("orange", "cyan", "green", "yellow"), horiz = TRUE)</text:p>
      <text:p text:style-name="P1"/>
      <text:p text:style-name="P1"/>
      <text:p text:style-name="P1"># fit full interraction model acroass all days and test</text:p>
      <text:p text:style-name="P1"/>
      <text:p text:style-name="P1">fit1 = lm(logcells ~ factor(day) * time, data = data)</text:p>
      <text:p text:style-name="P1">summary(fit1)</text:p>
      <text:p text:style-name="P1">anova(fit1)</text:p>
      <text:p text:style-name="P1">drop1(fit1, test = 'F')</text:p>
      <text:p text:style-name="P1"/>
      <text:p text:style-name="P1"/>
      <text:p text:style-name="P1"># drop interraction parameter and re-test</text:p>
      <text:p text:style-name="P1"/>
      <text:p text:style-name="P1">fit2 = update(fit1, ~. - factor(day):time)</text:p>
      <text:p text:style-name="P1">summary(fit2)</text:p>
      <text:p text:style-name="P1">anova(fit2)</text:p>
      <text:p text:style-name="P1">drop1(fit2, test = 'F')</text:p>
      <text:p text:style-name="P1"/>
      <text:p text:style-name="P1"/>
      <text:p text:style-name="P1"># drop day parameter and re-test</text:p>
      <text:p text:style-name="P1"/>
      <text:p text:style-name="P1">fit3 = update(fit2, ~. - factor(day))</text:p>
      <text:p text:style-name="P1">summary(fit3)</text:p>
      <text:p text:style-name="P1">anova(fit3)</text:p>
      <text:p text:style-name="P1">drop1(fit3, test = 'F')</text:p>
      <text:p text:style-name="P1"/>
      <text:p text:style-name="P1"/>
      <text:p text:style-name="P1"># fit empty model for test purposes</text:p>
      <text:p text:style-name="P1"/>
      <text:p text:style-name="P1">fit0 = lm(logcells ~ 1, data = data)</text:p>
      <text:p text:style-name="P1"/>
      <text:p text:style-name="P1"><text:soft-page-break/></text:p>
      <text:p text:style-name="P1"># test the fitted model by dropping parameters in all three directions - forward, backwards, and both</text:p>
      <text:p text:style-name="P1"/>
      <text:p text:style-name="P1">step(fit0, scope = list(lower = ~ 1, upper = ~ time * factor(day)), direction = "forward", trace = 1)</text:p>
      <text:p text:style-name="P1">step(fit1, scope = list(lower = ~ 1, upper = ~ time * factor(day)), direction = "backward", trace = 1)</text:p>
      <text:p text:style-name="P1">step(fit1, scope = list(lower = ~ 1, upper = ~ time * factor(day)), direction = "both", trace = 1)</text:p>
      <text:p text:style-name="P1"/>
      <text:p text:style-name="P1"/>
      <text:p text:style-name="P1"># test days 2, 3, and 4 are equal to day 1</text:p>
      <text:p text:style-name="P1"/>
      <text:p text:style-name="P1">L = diag(5)[2:4,]</text:p>
      <text:p text:style-name="P1">glh = glht(fit2, linfct = L)</text:p>
      <text:p text:style-name="P1">summary(glh, test = Ftest())</text:p>
      <text:p text:style-name="P1"/>
      <text:p text:style-name="P1"># test day 2 is equal to day 3</text:p>
      <text:p text:style-name="P1"/>
      <text:p text:style-name="P1">L = matrix(c(0, 1, -1, 0, 0), nrow = 1)</text:p>
      <text:p text:style-name="P1">glh = glht(fit2, linfct = L)</text:p>
      <text:p text:style-name="P1">summary(glh, test = Ftest())</text:p>
      <text:p text:style-name="P1"/>
      <text:p text:style-name="P1"># test day 3 is equal to day 4</text:p>
      <text:p text:style-name="P1"/>
      <text:p text:style-name="P1">L = matrix(c(0, 0, 1, -1, 0), nrow = 1)</text:p>
      <text:p text:style-name="P1">glh = glht(fit2, linfct = L)</text:p>
      <text:p text:style-name="P1">summary(glh, test = Ftest())</text:p>
      <text:p text:style-name="P1"/>
      <text:p text:style-name="P1"># test day 2 is equal to day 4</text:p>
      <text:p text:style-name="P1"/>
      <text:p text:style-name="P1">L = matrix(c(0, 1, 0, -1, 0), nrow = 1)</text:p>
      <text:p text:style-name="P1">glh = glht(fit2, linfct = L)</text:p>
      <text:p text:style-name="P1">summary(glh, test = Ftest())</text:p>
      <text:p text:style-name="P1"/>
      <text:p text:style-name="P1"># test days 2 is equal to day 1</text:p>
      <text:p text:style-name="P1"/>
      <text:p text:style-name="P1">L = matrix(c(0, 1, 0, 0, 0), nrow = 1)</text:p>
      <text:p text:style-name="P1">glh = glht(fit2, linfct = L)</text:p>
      <text:p text:style-name="P1">summary(glh, test = Ftest())</text:p>
      <text:p text:style-name="P1"/>
      <text:p text:style-name="P1"># test days 3 is equal to day 1</text:p>
      <text:p text:style-name="P1"/>
      <text:p text:style-name="P1">L = matrix(c(0, 0, 1, 0, 0), nrow = 1)</text:p>
      <text:p text:style-name="P1">glh = glht(fit2, linfct = L)</text:p>
      <text:p text:style-name="P1">summary(glh, test = Ftest())</text:p>
      <text:p text:style-name="P1"/>
      <text:p text:style-name="P1"># test days 4 is equal to day 1</text:p>
      <text:p text:style-name="P1"/>
      <text:p text:style-name="P1">L = matrix(c(0, 0, 0, 1, 0), nrow = 1)</text:p>
      <text:p text:style-name="P1">glh = glht(fit2, linfct = L)</text:p>
      <text:p text:style-name="P1">summary(glh, test = Ftest()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43:57.887254896</meta:creation-date>
    <dc:date>2017-03-06T10:45:52.952377904</dc:date>
    <meta:editing-duration>PT1M55S</meta:editing-duration>
    <meta:editing-cycles>1</meta:editing-cycles>
    <meta:document-statistic meta:table-count="0" meta:image-count="0" meta:object-count="0" meta:page-count="2" meta:paragraph-count="78" meta:word-count="527" meta:character-count="2873" meta:non-whitespace-character-count="2424"/>
    <meta:generator>LibreOffice/5.2.6.2$Linux_X86_64 LibreOffice_project/20$Build-2</meta:generator>
  </office:meta>
</office:document-meta>
</file>